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.774cm" fo:line-height="150%" fo:text-indent="0cm" style:auto-text-indent="false" style:page-number="auto"/>
    </style:style>
    <style:style style:name="P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492cm" fo:margin-right="0.774cm" fo:line-height="150%" fo:text-align="start" style:justify-single-word="false" fo:text-indent="0cm" style:auto-text-indent="false"/>
      <style:text-properties fo:font-size="14pt" officeooo:rsid="0004709c" officeooo:paragraph-rsid="000b074b" style:font-size-asian="14pt" style:font-size-complex="14pt"/>
    </style:style>
    <style:style style:name="P4" style:family="paragraph" style:parent-style-name="Standard">
      <style:paragraph-properties fo:margin-left="0.492cm" fo:margin-right="0.774cm" fo:line-height="150%" fo:text-align="start" style:justify-single-word="false" fo:text-indent="0cm" style:auto-text-indent="false"/>
      <style:text-properties fo:font-size="14pt" officeooo:rsid="0004709c" officeooo:paragraph-rsid="000c0b1a" style:font-size-asian="14pt" style:font-size-complex="14pt"/>
    </style:style>
    <style:style style:name="P5" style:family="paragraph" style:parent-style-name="Standard">
      <style:paragraph-properties fo:margin-left="0.492cm" fo:margin-right="0.774cm" fo:line-height="200%" fo:text-align="center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6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d09c0" style:font-size-asian="14pt" style:font-size-complex="14pt"/>
    </style:style>
    <style:style style:name="P7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d2df7" style:font-size-asian="14pt" style:font-size-complex="14pt"/>
    </style:style>
    <style:style style:name="P8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d47a1" style:font-size-asian="14pt" style:font-size-complex="14pt"/>
    </style:style>
    <style:style style:name="P9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16aa1b" officeooo:paragraph-rsid="0016aa1b" style:font-size-asian="14pt" style:font-size-complex="14pt"/>
    </style:style>
    <style:style style:name="P10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11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197131" style:font-size-asian="14pt" style:font-size-complex="14pt"/>
    </style:style>
    <style:style style:name="P1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14c13a" officeooo:paragraph-rsid="0014c13a" style:font-size-asian="14pt" style:font-size-complex="14pt"/>
    </style:style>
    <style:style style:name="P13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16aa1b" officeooo:paragraph-rsid="0016aa1b" style:font-size-asian="14pt" style:font-size-complex="14pt"/>
    </style:style>
    <style:style style:name="P14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en" fo:country="US" officeooo:rsid="0016aa1b" officeooo:paragraph-rsid="0016aa1b" style:font-size-asian="14pt" style:font-size-complex="14pt"/>
    </style:style>
    <style:style style:name="P15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en" fo:country="US" officeooo:rsid="0016aa1b" officeooo:paragraph-rsid="001d4d58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line-height="150%" fo:text-align="center" fo:text-indent="0cm" style:writing-mode="lr-tb"/>
    </style:style>
    <style:style style:name="P19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20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21" style:family="paragraph">
      <style:paragraph-properties fo:margin-left="0cm" fo:margin-right="0cm" fo:line-height="150%" fo:text-align="justify" fo:text-indent="0cm" style:writing-mode="lr-tb"/>
    </style:style>
    <style:style style:name="P22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23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4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7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8" style:family="paragraph">
      <style:paragraph-properties fo:margin-left="0cm" fo:margin-right="0cm" fo:line-height="150%" fo:text-align="start" fo:text-indent="0cm" style:writing-mode="lr-tb"/>
    </style:style>
    <style:style style:name="P29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30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31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32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33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5b77f" style:font-size-asian="12.25pt"/>
    </style:style>
    <style:style style:name="T3" style:family="text">
      <style:text-properties officeooo:rsid="0005f38a" style:font-size-asian="12.25pt"/>
    </style:style>
    <style:style style:name="T4" style:family="text">
      <style:text-properties officeooo:rsid="0016aa1b" style:font-size-asian="12.25pt"/>
    </style:style>
    <style:style style:name="T5" style:family="text">
      <style:text-properties officeooo:rsid="000e6a29" style:font-size-asian="12.25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a2d42"/>
    </style:style>
    <style:style style:name="T8" style:family="text">
      <style:text-properties fo:language="en" fo:country="US" officeooo:rsid="00197131" style:font-size-asian="12.25pt"/>
    </style:style>
    <style:style style:name="T9" style:family="text">
      <style:text-properties fo:language="en" fo:country="US" officeooo:rsid="0014c13a"/>
    </style:style>
    <style:style style:name="T10" style:family="text">
      <style:text-properties fo:language="en" fo:country="US" officeooo:rsid="00197131"/>
    </style:style>
    <style:style style:name="T11" style:family="text">
      <style:text-properties officeooo:rsid="0004709c"/>
    </style:style>
    <style:style style:name="T12" style:family="text">
      <style:text-properties officeooo:rsid="0016aa1b"/>
    </style:style>
    <style:style style:name="T13" style:family="text">
      <style:text-properties officeooo:rsid="00197131"/>
    </style:style>
    <style:style style:name="T14" style:family="text">
      <style:text-properties officeooo:rsid="001a7e51"/>
    </style:style>
    <style:style style:name="T15" style:family="text">
      <style:text-properties officeooo:rsid="001c02d1"/>
    </style:style>
    <style:style style:name="T16" style:family="text">
      <style:text-properties officeooo:rsid="001dfce7"/>
    </style:style>
    <style:style style:name="T17" style:family="text">
      <style:text-properties officeooo:rsid="001fcc14"/>
    </style:style>
    <style:style style:name="T18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19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0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1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3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24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5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6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27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8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6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17" svg:x1="2.828cm" svg:y1="25.021cm" svg:x2="2.828cm" svg:y2="26.547cm">
          <text:p/>
        </draw:line>
        <draw:line draw:style-name="gr3" draw:text-style-name="P17" svg:x1="1.958cm" svg:y1="25.044cm" svg:x2="20.228cm" svg:y2="25.044cm">
          <text:p/>
        </draw:line>
        <draw:line draw:style-name="gr3" draw:text-style-name="P17" svg:x1="3.96cm" svg:y1="25.051cm" svg:x2="3.96cm" svg:y2="29.027cm">
          <text:p/>
        </draw:line>
        <draw:line draw:style-name="gr3" draw:text-style-name="P17" svg:x1="6.447cm" svg:y1="25.07cm" svg:x2="6.447cm" svg:y2="29.026cm">
          <text:p/>
        </draw:line>
        <draw:line draw:style-name="gr3" draw:text-style-name="P17" svg:x1="7.949cm" svg:y1="25.07cm" svg:x2="7.949cm" svg:y2="29.026cm">
          <text:p/>
        </draw:line>
        <draw:line draw:style-name="gr3" draw:text-style-name="P17" svg:x1="8.95cm" svg:y1="25.058cm" svg:x2="8.95cm" svg:y2="29.013cm">
          <text:p/>
        </draw:line>
        <draw:line draw:style-name="gr3" draw:text-style-name="P17" svg:x1="16.45cm" svg:y1="26.552cm" svg:x2="16.452cm" svg:y2="27.531cm">
          <text:p/>
        </draw:line>
        <draw:line draw:style-name="gr4" draw:text-style-name="P17" svg:x1="1.958cm" svg:y1="28.044cm" svg:x2="8.931cm" svg:y2="28.044cm">
          <text:p/>
        </draw:line>
        <draw:line draw:style-name="gr4" draw:text-style-name="P17" svg:x1="1.958cm" svg:y1="28.543cm" svg:x2="8.931cm" svg:y2="28.543cm">
          <text:p/>
        </draw:line>
        <draw:frame draw:style-name="gr5" draw:text-style-name="P19" svg:width="0.807cm" svg:height="0.436cm" svg:x="1.995cm" svg:y="26.088cm">
          <draw:text-box>
            <text:p text:style-name="P18"><text:span text:style-name="T18">Изм</text:span><text:span text:style-name="T19">.</text:span></text:p>
          </draw:text-box>
        </draw:frame>
        <draw:frame draw:style-name="gr5" draw:text-style-name="P20" svg:width="1.006cm" svg:height="0.436cm" svg:x="2.907cm" svg:y="26.088cm">
          <draw:text-box>
            <text:p text:style-name="P18"><text:span text:style-name="T20">Лист</text:span></text:p>
          </draw:text-box>
        </draw:frame>
        <draw:frame draw:style-name="gr5" draw:text-style-name="P22" svg:width="2.354cm" svg:height="0.436cm" svg:x="4.019cm" svg:y="26.088cm">
          <draw:text-box>
            <text:p text:style-name="P21"><text:span text:style-name="T20">№ </text:span><text:span text:style-name="T20">докум.</text:span></text:p>
          </draw:text-box>
        </draw:frame>
        <draw:frame draw:style-name="gr5" draw:text-style-name="P22" svg:width="1.403cm" svg:height="0.436cm" svg:x="6.504cm" svg:y="26.088cm">
          <draw:text-box>
            <text:p text:style-name="P21"><text:span text:style-name="T18">Подпись</text:span></text:p>
          </draw:text-box>
        </draw:frame>
        <draw:frame draw:style-name="gr5" draw:text-style-name="P22" svg:width="0.914cm" svg:height="0.436cm" svg:x="7.987cm" svg:y="26.088cm">
          <draw:text-box>
            <text:p text:style-name="P21"><text:span text:style-name="T20">Дата</text:span></text:p>
          </draw:text-box>
        </draw:frame>
        <draw:frame draw:style-name="gr5" draw:text-style-name="P23" svg:width="1.348cm" svg:height="0.436cm" svg:x="16.521cm" svg:y="26.577cm">
          <draw:text-box>
            <text:p text:style-name="P18"><text:span text:style-name="T21">лист</text:span></text:p>
          </draw:text-box>
        </draw:frame>
        <draw:frame draw:style-name="gr5" draw:text-style-name="P24" svg:width="1.348cm" svg:height="0.438cm" svg:x="16.521cm" svg:y="27.094cm">
          <draw:text-box>
            <text:p text:style-name="P18"><text:span text:style-name="T22">3</text:span></text:p>
          </draw:text-box>
        </draw:frame>
        <draw:frame draw:style-name="gr5" draw:text-style-name="P26" svg:width="11.126cm" svg:height="0.675cm" svg:x="9.046cm" svg:y="25.478cm">
          <draw:text-box>
            <text:p text:style-name="P25"><text:span text:style-name="T23">КП-АПИ(Ф)НГТУ-210201.65-(АВР09-1)-08-14</text:span></text:p>
          </draw:text-box>
        </draw:frame>
        <draw:line draw:style-name="gr3" draw:text-style-name="P17" svg:x1="1.958cm" svg:y1="26.543cm" svg:x2="20.228cm" svg:y2="26.543cm">
          <text:p/>
        </draw:line>
        <draw:line draw:style-name="gr3" draw:text-style-name="P17" svg:x1="1.972cm" svg:y1="26.046cm" svg:x2="8.945cm" svg:y2="26.046cm">
          <text:p/>
        </draw:line>
        <draw:line draw:style-name="gr4" draw:text-style-name="P17" svg:x1="1.958cm" svg:y1="25.539cm" svg:x2="8.98cm" svg:y2="25.534cm">
          <text:p/>
        </draw:line>
        <draw:line draw:style-name="gr4" draw:text-style-name="P17" svg:x1="1.958cm" svg:y1="27.543cm" svg:x2="8.931cm" svg:y2="27.543cm">
          <text:p/>
        </draw:line>
        <draw:line draw:style-name="gr4" draw:text-style-name="P17" svg:x1="1.958cm" svg:y1="27.039cm" svg:x2="8.931cm" svg:y2="27.039cm">
          <text:p/>
        </draw:line>
        <draw:g draw:style-name="gr6">
          <draw:frame draw:style-name="gr5" draw:text-style-name="P24" svg:width="1.945cm" svg:height="0.436cm" svg:x="1.981cm" svg:y="26.591cm">
            <draw:text-box>
              <text:p text:style-name="P21"><text:span text:style-name="T20">Разраб.</text:span></text:p>
            </draw:text-box>
          </draw:frame>
          <draw:frame draw:style-name="gr5" draw:text-style-name="P27" svg:width="2.354cm" svg:height="0.436cm" svg:x="4.02cm" svg:y="26.591cm">
            <draw:text-box>
              <text:p text:style-name="P21"><text:span text:style-name="T24">Муртазина Е.В.</text:span></text:p>
            </draw:text-box>
          </draw:frame>
        </draw:g>
        <draw:g draw:style-name="gr6">
          <draw:frame draw:style-name="gr5" draw:text-style-name="P22" svg:width="1.945cm" svg:height="0.436cm" svg:x="1.981cm" svg:y="27.081cm">
            <draw:text-box>
              <text:p text:style-name="P21"><text:span text:style-name="T20">Провер.</text:span></text:p>
            </draw:text-box>
          </draw:frame>
          <draw:frame draw:style-name="gr5" draw:text-style-name="P24" svg:width="2.354cm" svg:height="0.436cm" svg:x="4.02cm" svg:y="27.081cm">
            <draw:text-box>
              <text:p text:style-name="P21"><text:span text:style-name="T25">Лазарева Е.И.</text:span></text:p>
            </draw:text-box>
          </draw:frame>
        </draw:g>
        <draw:g draw:style-name="gr6">
          <draw:frame draw:style-name="gr7" draw:text-style-name="P21" svg:width="1.945cm" svg:height="0.436cm" svg:x="1.981cm" svg:y="27.584cm">
            <draw:text-box>
              <text:p/>
            </draw:text-box>
          </draw:frame>
          <draw:custom-shape draw:style-name="gr8" draw:text-style-name="P16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2" svg:width="1.945cm" svg:height="0.436cm" svg:x="1.981cm" svg:y="28.072cm">
            <draw:text-box>
              <text:p text:style-name="P21"><text:span text:style-name="T20">Н. Контр.</text:span></text:p>
            </draw:text-box>
          </draw:frame>
          <draw:custom-shape draw:style-name="gr8" draw:text-style-name="P16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9" svg:width="1.945cm" svg:height="0.436cm" svg:x="1.981cm" svg:y="28.561cm">
            <draw:text-box>
              <text:p text:style-name="P28"><text:span text:style-name="T20">Утверд.</text:span></text:p>
            </draw:text-box>
          </draw:frame>
          <draw:custom-shape draw:style-name="gr8" draw:text-style-name="P16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7" svg:x1="14.949cm" svg:y1="26.552cm" svg:x2="14.949cm" svg:y2="29.013cm">
          <text:p/>
        </draw:line>
        <draw:frame draw:style-name="gr5" draw:text-style-name="P30" svg:width="5.756cm" svg:height="2.276cm" svg:x="9.07cm" svg:y="26.656cm">
          <draw:text-box>
            <text:p text:style-name="P25"><text:span text:style-name="T26">Пояснительная записка</text:span></text:p>
          </draw:text-box>
        </draw:frame>
        <draw:line draw:style-name="gr3" draw:text-style-name="P17" svg:x1="14.96cm" svg:y1="27.044cm" svg:x2="20.238cm" svg:y2="27.044cm">
          <text:p/>
        </draw:line>
        <draw:line draw:style-name="gr3" draw:text-style-name="P17" svg:x1="14.958cm" svg:y1="27.543cm" svg:x2="20.236cm" svg:y2="27.543cm">
          <text:p/>
        </draw:line>
        <draw:line draw:style-name="gr3" draw:text-style-name="P17" svg:x1="17.948cm" svg:y1="26.552cm" svg:x2="17.95cm" svg:y2="27.531cm">
          <text:p/>
        </draw:line>
        <draw:frame draw:style-name="gr5" draw:text-style-name="P31" svg:width="1.348cm" svg:height="0.436cm" svg:x="15.025cm" svg:y="26.577cm">
          <draw:text-box>
            <text:p text:style-name="P25"><text:span text:style-name="T21">лит</text:span></text:p>
          </draw:text-box>
        </draw:frame>
        <draw:frame draw:style-name="gr5" draw:text-style-name="P20" svg:width="2.128cm" svg:height="0.436cm" svg:x="18.029cm" svg:y="26.577cm">
          <draw:text-box>
            <text:p text:style-name="P18"><text:span text:style-name="T18">листов</text:span></text:p>
          </draw:text-box>
        </draw:frame>
        <draw:frame draw:style-name="gr5" draw:text-style-name="P32" svg:width="2.128cm" svg:height="0.436cm" svg:x="18.041cm" svg:y="27.079cm">
          <draw:text-box>
            <text:p text:style-name="P25"><text:span text:style-name="T27">27</text:span></text:p>
          </draw:text-box>
        </draw:frame>
        <draw:line draw:style-name="gr4" draw:text-style-name="P17" svg:x1="15.45cm" svg:y1="27.055cm" svg:x2="15.45cm" svg:y2="27.531cm">
          <text:p/>
        </draw:line>
        <draw:line draw:style-name="gr4" draw:text-style-name="P17" svg:x1="15.95cm" svg:y1="27.056cm" svg:x2="15.95cm" svg:y2="27.532cm">
          <text:p/>
        </draw:line>
        <draw:frame draw:style-name="gr5" draw:text-style-name="P33" svg:width="5.132cm" svg:height="0.622cm" svg:x="15.025cm" svg:y="27.94cm">
          <draw:text-box>
            <text:p text:style-name="P25"><text:span text:style-name="T28">АВР09-1</text:span></text:p>
          </draw:text-box>
        </draw:frame>
      </draw:g>
      <text:p text:style-name="P1"/>
      <text:p text:style-name="P5">Содержание</text:p>
      <text:p text:style-name="P2">Введение ....<text:span text:style-name="T7">..............................................................................................................<text:tab/></text:span><text:span text:style-name="T10">4</text:span></text:p>
      <text:p text:style-name="P2">1. <text:span text:style-name="T12">Анализ исходных данных </text:span>..................................................................................<text:tab/><text:span text:style-name="T10">5</text:span></text:p>
      <text:p text:style-name="P2"><text:span text:style-name="T12">1</text:span>.<text:span text:style-name="T12">1</text:span> <text:span text:style-name="T12">Назначение проектируемого устройства </text:span>........................................................<text:tab/><text:span text:style-name="T7">5</text:span></text:p>
      <text:p text:style-name="P3"><text:span text:style-name="T12">1</text:span>.<text:span text:style-name="T12">2</text:span> <text:span text:style-name="T12">Принцип работы устройства </text:span><text:span text:style-name="T1">............................................................................<text:tab/></text:span><text:span text:style-name="T8">5</text:span></text:p>
      <text:p text:style-name="P4"><text:span text:style-name="T4">2</text:span><text:span text:style-name="T1">. </text:span><text:span text:style-name="T2">Выбор </text:span><text:span text:style-name="T4">типа и организационной формы производства </text:span><text:span text:style-name="T7">....................................<text:tab/></text:span><text:span text:style-name="T10">6</text:span></text:p>
      <text:p text:style-name="P6"><text:span text:style-name="T12">3</text:span>. <text:span text:style-name="T12">Оценка технологичности конструкции </text:span><text:span text:style-name="T3">…</text:span><text:span text:style-name="T4">................................</text:span><text:span text:style-name="T3">....................</text:span>.....<text:tab/><text:span text:style-name="T10">7</text:span></text:p>
      <text:p text:style-name="P7"><text:span text:style-name="T12">3</text:span>.<text:span text:style-name="T12">1</text:span> <text:span text:style-name="T12">Качественная оценка технологичности конструкции ..</text:span>.................................<text:tab/><text:span text:style-name="T10">7</text:span></text:p>
      <text:p text:style-name="P8"><text:span text:style-name="T12">3</text:span>.<text:span text:style-name="T12">2</text:span> <text:span text:style-name="T12">Количественная оценка технологичности конструкции </text:span>.......................<text:span text:style-name="T7">........<text:tab/></text:span><text:span text:style-name="T10">7</text:span></text:p>
      <text:p text:style-name="P9"><text:span text:style-name="T9">4. </text:span><text:span text:style-name="T6">Выбор метода изготовления печатной платы …...............................................</text:span><text:span text:style-name="T10">12</text:span></text:p>
      <text:p text:style-name="P14">5. Проектирование техпроцесса <text:span text:style-name="T16">изготовления модуля вычислителя</text:span>.................<text:span text:style-name="T13">15</text:span></text:p>
      <text:p text:style-name="P14">6. Детализация <text:span text:style-name="T17">тех</text:span>процесса сборки <text:span text:style-name="T17">и монтажа модуля вычислителя .</text:span>.............<text:span text:style-name="T13">18</text:span></text:p>
      <text:p text:style-name="P14">7. Нормирование сборочной операции ….............................................................<text:span text:style-name="T13">21</text:span></text:p>
      <text:p text:style-name="P15">8. Руководство по проверке модуля <text:span text:style-name="T15">вычислителя</text:span> ...............................................<text:span text:style-name="T13">22</text:span></text:p>
      <text:p text:style-name="P14">8.1 Общие указания …............................................................................................<text:span text:style-name="T13">22</text:span></text:p>
      <text:p text:style-name="P14">8.2 Подготовка модуля <text:span text:style-name="T15">вычислителя</text:span> к проверке .................................................<text:span text:style-name="T13">22</text:span></text:p>
      <text:p text:style-name="P14">8.3 Проверка модуля <text:span text:style-name="T14">вычислителя</text:span> ........................................................................<text:span text:style-name="T13">23</text:span></text:p>
      <text:p text:style-name="P12">Заключение<text:span text:style-name="T11">...............................................................................................................<text:tab/></text:span>24</text:p>
      <text:p text:style-name="P13">Нормативные ссылки …..........................................................................................<text:span text:style-name="T13">25</text:span></text:p>
      <text:p text:style-name="P11"><text:span text:style-name="T5">Библиографический список...........</text:span>.........................................................................<text:tab/>2<text:span text:style-name="T13">7</text:span></text:p>
      <text:p text:style-name="P10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5T15:42:45.773525731</dc:date>
    <meta:editing-duration>PT1H36M35S</meta:editing-duration>
    <meta:editing-cycles>36</meta:editing-cycles>
    <meta:generator>LibreOffice/4.1.4.2$Linux_X86_64 LibreOffice_project/410m0$Build-2</meta:generator>
    <meta:print-date>2014-05-20T20:47:39.435907605</meta:print-date>
    <meta:document-statistic meta:table-count="0" meta:image-count="0" meta:object-count="0" meta:page-count="1" meta:paragraph-count="21" meta:word-count="110" meta:character-count="1935" meta:non-whitespace-character-count="1846"/>
  </office:meta>
</office:document-meta>
</file>